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95cm" svg:y1="14.087cm" svg:x2="14.087cm" svg:y2="12.95cm">
          <text:p/>
        </draw:line>
        <draw:line draw:style-name="gr1" draw:layer="layout" svg:x1="11.956cm" svg:y1="14.087cm" svg:x2="14.087cm" svg:y2="11.956cm">
          <text:p/>
        </draw:line>
        <draw:line draw:style-name="gr1" draw:layer="layout" svg:x1="10.962cm" svg:y1="14.087cm" svg:x2="14.087cm" svg:y2="10.962cm">
          <text:p/>
        </draw:line>
        <draw:line draw:style-name="gr1" draw:layer="layout" svg:x1="9.967cm" svg:y1="14.086cm" svg:x2="14.086cm" svg:y2="9.967cm">
          <text:p/>
        </draw:line>
        <draw:line draw:style-name="gr1" draw:layer="layout" svg:x1="8.973cm" svg:y1="14.086cm" svg:x2="14.086cm" svg:y2="8.973cm">
          <text:p/>
        </draw:line>
        <draw:line draw:style-name="gr1" draw:layer="layout" svg:x1="7.979cm" svg:y1="14.086cm" svg:x2="14.086cm" svg:y2="7.979cm">
          <text:p/>
        </draw:line>
        <draw:line draw:style-name="gr1" draw:layer="layout" svg:x1="6.985cm" svg:y1="14.086cm" svg:x2="14.086cm" svg:y2="6.985cm">
          <text:p/>
        </draw:line>
        <draw:line draw:style-name="gr1" draw:layer="layout" svg:x1="5.991cm" svg:y1="14.086cm" svg:x2="14.086cm" svg:y2="5.991cm">
          <text:p/>
        </draw:line>
        <draw:line draw:style-name="gr1" draw:layer="layout" svg:x1="4.997cm" svg:y1="14.087cm" svg:x2="14.087cm" svg:y2="4.997cm">
          <text:p/>
        </draw:line>
        <draw:line draw:style-name="gr1" draw:layer="layout" svg:x1="4.003cm" svg:y1="14.087cm" svg:x2="14.087cm" svg:y2="4.003cm">
          <text:p/>
        </draw:line>
        <draw:line draw:style-name="gr1" draw:layer="layout" svg:x1="3.008cm" svg:y1="14.086cm" svg:x2="14.086cm" svg:y2="3.008cm">
          <text:p/>
        </draw:line>
        <draw:line draw:style-name="gr1" draw:layer="layout" svg:x1="2.014cm" svg:y1="14.086cm" svg:x2="14.086cm" svg:y2="2.014cm">
          <text:p/>
        </draw:line>
        <draw:line draw:style-name="gr1" draw:layer="layout" svg:x1="1.02cm" svg:y1="14.086cm" svg:x2="14.086cm" svg:y2="1.02cm">
          <text:p/>
        </draw:line>
        <draw:line draw:style-name="gr1" draw:layer="layout" svg:x1="0.026cm" svg:y1="14.087cm" svg:x2="14.087cm" svg:y2="0.026cm">
          <text:p/>
        </draw:line>
        <draw:line draw:style-name="gr1" draw:layer="layout" svg:x1="0.026cm" svg:y1="13.092cm" svg:x2="13.092cm" svg:y2="0.026cm">
          <text:p/>
        </draw:line>
        <draw:line draw:style-name="gr1" draw:layer="layout" svg:x1="0.026cm" svg:y1="12.098cm" svg:x2="12.098cm" svg:y2="0.026cm">
          <text:p/>
        </draw:line>
        <draw:line draw:style-name="gr1" draw:layer="layout" svg:x1="0.026cm" svg:y1="11.104cm" svg:x2="11.104cm" svg:y2="0.026cm">
          <text:p/>
        </draw:line>
        <draw:line draw:style-name="gr1" draw:layer="layout" svg:x1="0.026cm" svg:y1="10.11cm" svg:x2="10.11cm" svg:y2="0.026cm">
          <text:p/>
        </draw:line>
        <draw:line draw:style-name="gr1" draw:layer="layout" svg:x1="0.026cm" svg:y1="9.116cm" svg:x2="9.116cm" svg:y2="0.026cm">
          <text:p/>
        </draw:line>
        <draw:line draw:style-name="gr1" draw:layer="layout" svg:x1="0.026cm" svg:y1="8.121cm" svg:x2="8.121cm" svg:y2="0.026cm">
          <text:p/>
        </draw:line>
        <draw:line draw:style-name="gr1" draw:layer="layout" svg:x1="0.026cm" svg:y1="7.127cm" svg:x2="7.127cm" svg:y2="0.026cm">
          <text:p/>
        </draw:line>
        <draw:line draw:style-name="gr1" draw:layer="layout" svg:x1="0.026cm" svg:y1="6.133cm" svg:x2="6.133cm" svg:y2="0.026cm">
          <text:p/>
        </draw:line>
        <draw:line draw:style-name="gr1" draw:layer="layout" svg:x1="0.026cm" svg:y1="5.139cm" svg:x2="5.139cm" svg:y2="0.026cm">
          <text:p/>
        </draw:line>
        <draw:line draw:style-name="gr1" draw:layer="layout" svg:x1="0.026cm" svg:y1="4.145cm" svg:x2="4.145cm" svg:y2="0.026cm">
          <text:p/>
        </draw:line>
        <draw:line draw:style-name="gr1" draw:layer="layout" svg:x1="0.026cm" svg:y1="3.151cm" svg:x2="3.151cm" svg:y2="0.026cm">
          <text:p/>
        </draw:line>
        <draw:line draw:style-name="gr1" draw:layer="layout" svg:x1="0.026cm" svg:y1="2.157cm" svg:x2="2.157cm" svg:y2="0.026cm">
          <text:p/>
        </draw:line>
        <draw:line draw:style-name="gr1" draw:layer="layout" svg:x1="0.026cm" svg:y1="1.163cm" svg:x2="1.163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3.447cm" svg:y1="14.087cm" svg:x2="13.697cm" svg:y2="13.837cm">
          <text:p/>
        </draw:line>
        <draw:line draw:style-name="gr1" draw:layer="layout" svg:x1="13.894cm" svg:y1="13.639cm" svg:x2="13.994cm" svg:y2="13.539cm">
          <text:p/>
        </draw:line>
        <draw:line draw:style-name="gr1" draw:layer="layout" svg:x1="12.453cm" svg:y1="14.087cm" svg:x2="13.2cm" svg:y2="13.34cm">
          <text:p/>
        </draw:line>
        <draw:line draw:style-name="gr1" draw:layer="layout" svg:x1="13.397cm" svg:y1="13.141cm" svg:x2="13.497cm" svg:y2="13.041cm">
          <text:p/>
        </draw:line>
        <draw:line draw:style-name="gr1" draw:layer="layout" svg:x1="13.696cm" svg:y1="12.844cm" svg:x2="14.087cm" svg:y2="12.453cm">
          <text:p/>
        </draw:line>
        <draw:line draw:style-name="gr1" draw:layer="layout" svg:x1="11.459cm" svg:y1="14.087cm" svg:x2="11.51cm" svg:y2="14.036cm">
          <text:p/>
        </draw:line>
        <draw:line draw:style-name="gr1" draw:layer="layout" svg:x1="11.707cm" svg:y1="13.838cm" svg:x2="12.702cm" svg:y2="12.843cm">
          <text:p/>
        </draw:line>
        <draw:line draw:style-name="gr1" draw:layer="layout" svg:x1="12.9cm" svg:y1="12.644cm" svg:x2="13cm" svg:y2="12.544cm">
          <text:p/>
        </draw:line>
        <draw:line draw:style-name="gr1" draw:layer="layout" svg:x1="13.198cm" svg:y1="12.347cm" svg:x2="14.086cm" svg:y2="11.459cm">
          <text:p/>
        </draw:line>
        <draw:line draw:style-name="gr1" draw:layer="layout" svg:x1="10.464cm" svg:y1="14.087cm" svg:x2="10.713cm" svg:y2="13.837cm">
          <text:p/>
        </draw:line>
        <draw:line draw:style-name="gr1" draw:layer="layout" svg:x1="10.912cm" svg:y1="13.639cm" svg:x2="11.012cm" svg:y2="13.539cm">
          <text:p/>
        </draw:line>
        <draw:line draw:style-name="gr1" draw:layer="layout" svg:x1="11.21cm" svg:y1="13.34cm" svg:x2="12.205cm" svg:y2="12.345cm">
          <text:p/>
        </draw:line>
        <draw:line draw:style-name="gr1" draw:layer="layout" svg:x1="12.403cm" svg:y1="12.147cm" svg:x2="12.503cm" svg:y2="12.047cm">
          <text:p/>
        </draw:line>
        <draw:line draw:style-name="gr1" draw:layer="layout" svg:x1="12.701cm" svg:y1="11.849cm" svg:x2="13.696cm" svg:y2="10.854cm">
          <text:p/>
        </draw:line>
        <draw:line draw:style-name="gr1" draw:layer="layout" svg:x1="13.894cm" svg:y1="10.656cm" svg:x2="13.994cm" svg:y2="10.556cm">
          <text:p/>
        </draw:line>
        <draw:line draw:style-name="gr1" draw:layer="layout" svg:x1="9.47cm" svg:y1="14.087cm" svg:x2="10.216cm" svg:y2="13.34cm">
          <text:p/>
        </draw:line>
        <draw:line draw:style-name="gr1" draw:layer="layout" svg:x1="10.415cm" svg:y1="13.141cm" svg:x2="10.515cm" svg:y2="13.041cm">
          <text:p/>
        </draw:line>
        <draw:line draw:style-name="gr1" draw:layer="layout" svg:x1="10.713cm" svg:y1="12.843cm" svg:x2="11.708cm" svg:y2="11.848cm">
          <text:p/>
        </draw:line>
        <draw:line draw:style-name="gr1" draw:layer="layout" svg:x1="11.906cm" svg:y1="11.65cm" svg:x2="12.006cm" svg:y2="11.55cm">
          <text:p/>
        </draw:line>
        <draw:line draw:style-name="gr1" draw:layer="layout" svg:x1="12.204cm" svg:y1="11.352cm" svg:x2="13.199cm" svg:y2="10.357cm">
          <text:p/>
        </draw:line>
        <draw:line draw:style-name="gr1" draw:layer="layout" svg:x1="13.397cm" svg:y1="10.159cm" svg:x2="13.497cm" svg:y2="10.059cm">
          <text:p/>
        </draw:line>
        <draw:line draw:style-name="gr1" draw:layer="layout" svg:x1="13.696cm" svg:y1="9.861cm" svg:x2="14.087cm" svg:y2="9.47cm">
          <text:p/>
        </draw:line>
        <draw:line draw:style-name="gr1" draw:layer="layout" svg:x1="8.476cm" svg:y1="14.087cm" svg:x2="8.527cm" svg:y2="14.036cm">
          <text:p/>
        </draw:line>
        <draw:line draw:style-name="gr1" draw:layer="layout" svg:x1="8.725cm" svg:y1="13.838cm" svg:x2="9.72cm" svg:y2="12.843cm">
          <text:p/>
        </draw:line>
        <draw:line draw:style-name="gr1" draw:layer="layout" svg:x1="9.918cm" svg:y1="12.644cm" svg:x2="10.018cm" svg:y2="12.544cm">
          <text:p/>
        </draw:line>
        <draw:line draw:style-name="gr1" draw:layer="layout" svg:x1="10.216cm" svg:y1="12.346cm" svg:x2="11.211cm" svg:y2="11.351cm">
          <text:p/>
        </draw:line>
        <draw:line draw:style-name="gr1" draw:layer="layout" svg:x1="11.409cm" svg:y1="11.153cm" svg:x2="11.509cm" svg:y2="11.053cm">
          <text:p/>
        </draw:line>
        <draw:line draw:style-name="gr1" draw:layer="layout" svg:x1="11.707cm" svg:y1="10.855cm" svg:x2="12.702cm" svg:y2="9.86cm">
          <text:p/>
        </draw:line>
        <draw:line draw:style-name="gr1" draw:layer="layout" svg:x1="12.9cm" svg:y1="9.662cm" svg:x2="13cm" svg:y2="9.562cm">
          <text:p/>
        </draw:line>
        <draw:line draw:style-name="gr1" draw:layer="layout" svg:x1="13.198cm" svg:y1="9.364cm" svg:x2="14.086cm" svg:y2="8.476cm">
          <text:p/>
        </draw:line>
        <draw:line draw:style-name="gr1" draw:layer="layout" svg:x1="7.482cm" svg:y1="14.087cm" svg:x2="7.731cm" svg:y2="13.837cm">
          <text:p/>
        </draw:line>
        <draw:line draw:style-name="gr1" draw:layer="layout" svg:x1="7.929cm" svg:y1="13.639cm" svg:x2="8.029cm" svg:y2="13.539cm">
          <text:p/>
        </draw:line>
        <draw:line draw:style-name="gr1" draw:layer="layout" svg:x1="8.227cm" svg:y1="13.34cm" svg:x2="9.222cm" svg:y2="12.345cm">
          <text:p/>
        </draw:line>
        <draw:line draw:style-name="gr1" draw:layer="layout" svg:x1="9.421cm" svg:y1="12.147cm" svg:x2="9.521cm" svg:y2="12.047cm">
          <text:p/>
        </draw:line>
        <draw:line draw:style-name="gr1" draw:layer="layout" svg:x1="9.719cm" svg:y1="11.849cm" svg:x2="10.714cm" svg:y2="10.854cm">
          <text:p/>
        </draw:line>
        <draw:line draw:style-name="gr1" draw:layer="layout" svg:x1="10.912cm" svg:y1="10.656cm" svg:x2="11.012cm" svg:y2="10.556cm">
          <text:p/>
        </draw:line>
        <draw:line draw:style-name="gr1" draw:layer="layout" svg:x1="11.21cm" svg:y1="10.358cm" svg:x2="12.205cm" svg:y2="9.363cm">
          <text:p/>
        </draw:line>
        <draw:line draw:style-name="gr1" draw:layer="layout" svg:x1="12.403cm" svg:y1="9.165cm" svg:x2="12.503cm" svg:y2="9.065cm">
          <text:p/>
        </draw:line>
        <draw:line draw:style-name="gr1" draw:layer="layout" svg:x1="12.701cm" svg:y1="8.867cm" svg:x2="13.696cm" svg:y2="7.872cm">
          <text:p/>
        </draw:line>
        <draw:line draw:style-name="gr1" draw:layer="layout" svg:x1="13.894cm" svg:y1="7.673cm" svg:x2="13.994cm" svg:y2="7.573cm">
          <text:p/>
        </draw:line>
        <draw:line draw:style-name="gr1" draw:layer="layout" svg:x1="6.488cm" svg:y1="14.087cm" svg:x2="7.234cm" svg:y2="13.34cm">
          <text:p/>
        </draw:line>
        <draw:line draw:style-name="gr1" draw:layer="layout" svg:x1="7.432cm" svg:y1="13.141cm" svg:x2="7.532cm" svg:y2="13.041cm">
          <text:p/>
        </draw:line>
        <draw:line draw:style-name="gr1" draw:layer="layout" svg:x1="7.73cm" svg:y1="12.843cm" svg:x2="8.725cm" svg:y2="11.848cm">
          <text:p/>
        </draw:line>
        <draw:line draw:style-name="gr1" draw:layer="layout" svg:x1="8.924cm" svg:y1="11.65cm" svg:x2="9.024cm" svg:y2="11.55cm">
          <text:p/>
        </draw:line>
        <draw:line draw:style-name="gr1" draw:layer="layout" svg:x1="9.222cm" svg:y1="11.352cm" svg:x2="10.217cm" svg:y2="10.357cm">
          <text:p/>
        </draw:line>
        <draw:line draw:style-name="gr1" draw:layer="layout" svg:x1="10.415cm" svg:y1="10.159cm" svg:x2="10.515cm" svg:y2="10.059cm">
          <text:p/>
        </draw:line>
        <draw:line draw:style-name="gr1" draw:layer="layout" svg:x1="10.713cm" svg:y1="9.861cm" svg:x2="11.708cm" svg:y2="8.866cm">
          <text:p/>
        </draw:line>
        <draw:line draw:style-name="gr1" draw:layer="layout" svg:x1="11.906cm" svg:y1="8.668cm" svg:x2="12.006cm" svg:y2="8.568cm">
          <text:p/>
        </draw:line>
        <draw:line draw:style-name="gr1" draw:layer="layout" svg:x1="12.204cm" svg:y1="8.37cm" svg:x2="13.199cm" svg:y2="7.375cm">
          <text:p/>
        </draw:line>
        <draw:line draw:style-name="gr1" draw:layer="layout" svg:x1="13.397cm" svg:y1="7.176cm" svg:x2="13.497cm" svg:y2="7.076cm">
          <text:p/>
        </draw:line>
        <draw:line draw:style-name="gr1" draw:layer="layout" svg:x1="13.696cm" svg:y1="6.879cm" svg:x2="14.087cm" svg:y2="6.488cm">
          <text:p/>
        </draw:line>
        <draw:line draw:style-name="gr1" draw:layer="layout" svg:x1="5.494cm" svg:y1="14.087cm" svg:x2="5.545cm" svg:y2="14.036cm">
          <text:p/>
        </draw:line>
        <draw:line draw:style-name="gr1" draw:layer="layout" svg:x1="5.742cm" svg:y1="13.838cm" svg:x2="6.737cm" svg:y2="12.843cm">
          <text:p/>
        </draw:line>
        <draw:line draw:style-name="gr1" draw:layer="layout" svg:x1="6.935cm" svg:y1="12.644cm" svg:x2="7.035cm" svg:y2="12.544cm">
          <text:p/>
        </draw:line>
        <draw:line draw:style-name="gr1" draw:layer="layout" svg:x1="7.233cm" svg:y1="12.346cm" svg:x2="8.228cm" svg:y2="11.351cm">
          <text:p/>
        </draw:line>
        <draw:line draw:style-name="gr1" draw:layer="layout" svg:x1="8.426cm" svg:y1="11.153cm" svg:x2="8.526cm" svg:y2="11.053cm">
          <text:p/>
        </draw:line>
        <draw:line draw:style-name="gr1" draw:layer="layout" svg:x1="8.725cm" svg:y1="10.855cm" svg:x2="9.72cm" svg:y2="9.86cm">
          <text:p/>
        </draw:line>
        <draw:line draw:style-name="gr1" draw:layer="layout" svg:x1="9.918cm" svg:y1="9.662cm" svg:x2="10.018cm" svg:y2="9.562cm">
          <text:p/>
        </draw:line>
        <draw:line draw:style-name="gr1" draw:layer="layout" svg:x1="10.216cm" svg:y1="9.364cm" svg:x2="11.211cm" svg:y2="8.369cm">
          <text:p/>
        </draw:line>
        <draw:line draw:style-name="gr1" draw:layer="layout" svg:x1="11.409cm" svg:y1="8.17cm" svg:x2="11.509cm" svg:y2="8.07cm">
          <text:p/>
        </draw:line>
        <draw:line draw:style-name="gr1" draw:layer="layout" svg:x1="11.707cm" svg:y1="7.873cm" svg:x2="12.702cm" svg:y2="6.878cm">
          <text:p/>
        </draw:line>
        <draw:line draw:style-name="gr1" draw:layer="layout" svg:x1="12.9cm" svg:y1="6.679cm" svg:x2="13cm" svg:y2="6.579cm">
          <text:p/>
        </draw:line>
        <draw:line draw:style-name="gr1" draw:layer="layout" svg:x1="13.198cm" svg:y1="6.382cm" svg:x2="14.086cm" svg:y2="5.494cm">
          <text:p/>
        </draw:line>
        <draw:line draw:style-name="gr1" draw:layer="layout" svg:x1="4.5cm" svg:y1="14.087cm" svg:x2="4.749cm" svg:y2="13.837cm">
          <text:p/>
        </draw:line>
        <draw:line draw:style-name="gr1" draw:layer="layout" svg:x1="4.947cm" svg:y1="13.639cm" svg:x2="5.047cm" svg:y2="13.539cm">
          <text:p/>
        </draw:line>
        <draw:line draw:style-name="gr1" draw:layer="layout" svg:x1="5.245cm" svg:y1="13.34cm" svg:x2="6.24cm" svg:y2="12.345cm">
          <text:p/>
        </draw:line>
        <draw:line draw:style-name="gr1" draw:layer="layout" svg:x1="6.438cm" svg:y1="12.147cm" svg:x2="6.538cm" svg:y2="12.047cm">
          <text:p/>
        </draw:line>
        <draw:line draw:style-name="gr1" draw:layer="layout" svg:x1="6.736cm" svg:y1="11.849cm" svg:x2="7.731cm" svg:y2="10.854cm">
          <text:p/>
        </draw:line>
        <draw:line draw:style-name="gr1" draw:layer="layout" svg:x1="7.929cm" svg:y1="10.656cm" svg:x2="8.029cm" svg:y2="10.556cm">
          <text:p/>
        </draw:line>
        <draw:line draw:style-name="gr1" draw:layer="layout" svg:x1="8.227cm" svg:y1="10.358cm" svg:x2="9.222cm" svg:y2="9.363cm">
          <text:p/>
        </draw:line>
        <draw:line draw:style-name="gr1" draw:layer="layout" svg:x1="9.421cm" svg:y1="9.165cm" svg:x2="9.521cm" svg:y2="9.065cm">
          <text:p/>
        </draw:line>
        <draw:line draw:style-name="gr1" draw:layer="layout" svg:x1="9.719cm" svg:y1="8.867cm" svg:x2="10.714cm" svg:y2="7.872cm">
          <text:p/>
        </draw:line>
        <draw:line draw:style-name="gr1" draw:layer="layout" svg:x1="10.912cm" svg:y1="7.673cm" svg:x2="11.012cm" svg:y2="7.573cm">
          <text:p/>
        </draw:line>
        <draw:line draw:style-name="gr1" draw:layer="layout" svg:x1="11.21cm" svg:y1="7.376cm" svg:x2="12.205cm" svg:y2="6.381cm">
          <text:p/>
        </draw:line>
        <draw:line draw:style-name="gr1" draw:layer="layout" svg:x1="12.403cm" svg:y1="6.182cm" svg:x2="12.503cm" svg:y2="6.082cm">
          <text:p/>
        </draw:line>
        <draw:line draw:style-name="gr1" draw:layer="layout" svg:x1="12.701cm" svg:y1="5.885cm" svg:x2="13.696cm" svg:y2="4.89cm">
          <text:p/>
        </draw:line>
        <draw:line draw:style-name="gr1" draw:layer="layout" svg:x1="13.894cm" svg:y1="4.691cm" svg:x2="13.994cm" svg:y2="4.591cm">
          <text:p/>
        </draw:line>
        <draw:line draw:style-name="gr1" draw:layer="layout" svg:x1="3.506cm" svg:y1="14.087cm" svg:x2="4.252cm" svg:y2="13.34cm">
          <text:p/>
        </draw:line>
        <draw:line draw:style-name="gr1" draw:layer="layout" svg:x1="4.45cm" svg:y1="13.141cm" svg:x2="4.55cm" svg:y2="13.041cm">
          <text:p/>
        </draw:line>
        <draw:line draw:style-name="gr1" draw:layer="layout" svg:x1="4.748cm" svg:y1="12.843cm" svg:x2="5.743cm" svg:y2="11.848cm">
          <text:p/>
        </draw:line>
        <draw:line draw:style-name="gr1" draw:layer="layout" svg:x1="5.941cm" svg:y1="11.65cm" svg:x2="6.041cm" svg:y2="11.55cm">
          <text:p/>
        </draw:line>
        <draw:line draw:style-name="gr1" draw:layer="layout" svg:x1="6.239cm" svg:y1="11.352cm" svg:x2="7.234cm" svg:y2="10.357cm">
          <text:p/>
        </draw:line>
        <draw:line draw:style-name="gr1" draw:layer="layout" svg:x1="7.432cm" svg:y1="10.159cm" svg:x2="7.532cm" svg:y2="10.059cm">
          <text:p/>
        </draw:line>
        <draw:line draw:style-name="gr1" draw:layer="layout" svg:x1="7.73cm" svg:y1="9.861cm" svg:x2="8.725cm" svg:y2="8.866cm">
          <text:p/>
        </draw:line>
        <draw:line draw:style-name="gr1" draw:layer="layout" svg:x1="8.924cm" svg:y1="8.668cm" svg:x2="9.024cm" svg:y2="8.568cm">
          <text:p/>
        </draw:line>
        <draw:line draw:style-name="gr1" draw:layer="layout" svg:x1="9.222cm" svg:y1="8.37cm" svg:x2="10.217cm" svg:y2="7.375cm">
          <text:p/>
        </draw:line>
        <draw:line draw:style-name="gr1" draw:layer="layout" svg:x1="10.415cm" svg:y1="7.176cm" svg:x2="10.515cm" svg:y2="7.076cm">
          <text:p/>
        </draw:line>
        <draw:line draw:style-name="gr1" draw:layer="layout" svg:x1="10.713cm" svg:y1="6.879cm" svg:x2="11.708cm" svg:y2="5.884cm">
          <text:p/>
        </draw:line>
        <draw:line draw:style-name="gr1" draw:layer="layout" svg:x1="11.906cm" svg:y1="5.685cm" svg:x2="12.006cm" svg:y2="5.585cm">
          <text:p/>
        </draw:line>
        <draw:line draw:style-name="gr1" draw:layer="layout" svg:x1="12.204cm" svg:y1="5.387cm" svg:x2="13.199cm" svg:y2="4.392cm">
          <text:p/>
        </draw:line>
        <draw:line draw:style-name="gr1" draw:layer="layout" svg:x1="13.397cm" svg:y1="4.194cm" svg:x2="13.497cm" svg:y2="4.094cm">
          <text:p/>
        </draw:line>
        <draw:line draw:style-name="gr1" draw:layer="layout" svg:x1="13.696cm" svg:y1="3.897cm" svg:x2="14.087cm" svg:y2="3.506cm">
          <text:p/>
        </draw:line>
        <draw:line draw:style-name="gr1" draw:layer="layout" svg:x1="2.511cm" svg:y1="14.087cm" svg:x2="2.562cm" svg:y2="14.036cm">
          <text:p/>
        </draw:line>
        <draw:line draw:style-name="gr1" draw:layer="layout" svg:x1="2.76cm" svg:y1="13.838cm" svg:x2="3.755cm" svg:y2="12.843cm">
          <text:p/>
        </draw:line>
        <draw:line draw:style-name="gr1" draw:layer="layout" svg:x1="3.953cm" svg:y1="12.644cm" svg:x2="4.053cm" svg:y2="12.544cm">
          <text:p/>
        </draw:line>
        <draw:line draw:style-name="gr1" draw:layer="layout" svg:x1="4.251cm" svg:y1="12.346cm" svg:x2="5.246cm" svg:y2="11.351cm">
          <text:p/>
        </draw:line>
        <draw:line draw:style-name="gr1" draw:layer="layout" svg:x1="5.444cm" svg:y1="11.153cm" svg:x2="5.544cm" svg:y2="11.053cm">
          <text:p/>
        </draw:line>
        <draw:line draw:style-name="gr1" draw:layer="layout" svg:x1="5.742cm" svg:y1="10.855cm" svg:x2="6.737cm" svg:y2="9.86cm">
          <text:p/>
        </draw:line>
        <draw:line draw:style-name="gr1" draw:layer="layout" svg:x1="6.935cm" svg:y1="9.662cm" svg:x2="7.035cm" svg:y2="9.562cm">
          <text:p/>
        </draw:line>
        <draw:line draw:style-name="gr1" draw:layer="layout" svg:x1="7.233cm" svg:y1="9.364cm" svg:x2="8.228cm" svg:y2="8.369cm">
          <text:p/>
        </draw:line>
        <draw:line draw:style-name="gr1" draw:layer="layout" svg:x1="8.426cm" svg:y1="8.17cm" svg:x2="8.526cm" svg:y2="8.07cm">
          <text:p/>
        </draw:line>
        <draw:line draw:style-name="gr1" draw:layer="layout" svg:x1="8.725cm" svg:y1="7.873cm" svg:x2="9.72cm" svg:y2="6.878cm">
          <text:p/>
        </draw:line>
        <draw:line draw:style-name="gr1" draw:layer="layout" svg:x1="9.918cm" svg:y1="6.679cm" svg:x2="10.018cm" svg:y2="6.579cm">
          <text:p/>
        </draw:line>
        <draw:line draw:style-name="gr1" draw:layer="layout" svg:x1="10.216cm" svg:y1="6.382cm" svg:x2="11.211cm" svg:y2="5.387cm">
          <text:p/>
        </draw:line>
        <draw:line draw:style-name="gr1" draw:layer="layout" svg:x1="11.409cm" svg:y1="5.188cm" svg:x2="11.509cm" svg:y2="5.088cm">
          <text:p/>
        </draw:line>
        <draw:line draw:style-name="gr1" draw:layer="layout" svg:x1="11.707cm" svg:y1="4.89cm" svg:x2="12.702cm" svg:y2="3.895cm">
          <text:p/>
        </draw:line>
        <draw:line draw:style-name="gr1" draw:layer="layout" svg:x1="12.9cm" svg:y1="3.697cm" svg:x2="13cm" svg:y2="3.597cm">
          <text:p/>
        </draw:line>
        <draw:line draw:style-name="gr1" draw:layer="layout" svg:x1="13.198cm" svg:y1="3.399cm" svg:x2="14.086cm" svg:y2="2.511cm">
          <text:p/>
        </draw:line>
        <draw:line draw:style-name="gr1" draw:layer="layout" svg:x1="1.517cm" svg:y1="14.087cm" svg:x2="1.767cm" svg:y2="13.837cm">
          <text:p/>
        </draw:line>
        <draw:line draw:style-name="gr1" draw:layer="layout" svg:x1="1.965cm" svg:y1="13.639cm" svg:x2="2.065cm" svg:y2="13.539cm">
          <text:p/>
        </draw:line>
        <draw:line draw:style-name="gr1" draw:layer="layout" svg:x1="2.263cm" svg:y1="13.34cm" svg:x2="3.258cm" svg:y2="12.345cm">
          <text:p/>
        </draw:line>
        <draw:line draw:style-name="gr1" draw:layer="layout" svg:x1="3.456cm" svg:y1="12.147cm" svg:x2="3.556cm" svg:y2="12.047cm">
          <text:p/>
        </draw:line>
        <draw:line draw:style-name="gr1" draw:layer="layout" svg:x1="3.754cm" svg:y1="11.849cm" svg:x2="4.749cm" svg:y2="10.854cm">
          <text:p/>
        </draw:line>
        <draw:line draw:style-name="gr1" draw:layer="layout" svg:x1="4.947cm" svg:y1="10.656cm" svg:x2="5.047cm" svg:y2="10.556cm">
          <text:p/>
        </draw:line>
        <draw:line draw:style-name="gr1" draw:layer="layout" svg:x1="5.245cm" svg:y1="10.358cm" svg:x2="6.24cm" svg:y2="9.363cm">
          <text:p/>
        </draw:line>
        <draw:line draw:style-name="gr1" draw:layer="layout" svg:x1="6.438cm" svg:y1="9.165cm" svg:x2="6.538cm" svg:y2="9.065cm">
          <text:p/>
        </draw:line>
        <draw:line draw:style-name="gr1" draw:layer="layout" svg:x1="6.736cm" svg:y1="8.867cm" svg:x2="7.731cm" svg:y2="7.872cm">
          <text:p/>
        </draw:line>
        <draw:line draw:style-name="gr1" draw:layer="layout" svg:x1="7.929cm" svg:y1="7.673cm" svg:x2="8.029cm" svg:y2="7.573cm">
          <text:p/>
        </draw:line>
        <draw:line draw:style-name="gr1" draw:layer="layout" svg:x1="8.227cm" svg:y1="7.376cm" svg:x2="9.222cm" svg:y2="6.381cm">
          <text:p/>
        </draw:line>
        <draw:line draw:style-name="gr1" draw:layer="layout" svg:x1="9.421cm" svg:y1="6.182cm" svg:x2="9.521cm" svg:y2="6.082cm">
          <text:p/>
        </draw:line>
        <draw:line draw:style-name="gr1" draw:layer="layout" svg:x1="9.719cm" svg:y1="5.885cm" svg:x2="10.714cm" svg:y2="4.89cm">
          <text:p/>
        </draw:line>
        <draw:line draw:style-name="gr1" draw:layer="layout" svg:x1="10.912cm" svg:y1="4.691cm" svg:x2="11.012cm" svg:y2="4.591cm">
          <text:p/>
        </draw:line>
        <draw:line draw:style-name="gr1" draw:layer="layout" svg:x1="11.21cm" svg:y1="4.393cm" svg:x2="12.205cm" svg:y2="3.398cm">
          <text:p/>
        </draw:line>
        <draw:line draw:style-name="gr1" draw:layer="layout" svg:x1="12.403cm" svg:y1="3.2cm" svg:x2="12.503cm" svg:y2="3.1cm">
          <text:p/>
        </draw:line>
        <draw:line draw:style-name="gr1" draw:layer="layout" svg:x1="12.701cm" svg:y1="2.902cm" svg:x2="13.696cm" svg:y2="1.907cm">
          <text:p/>
        </draw:line>
        <draw:line draw:style-name="gr1" draw:layer="layout" svg:x1="13.894cm" svg:y1="1.709cm" svg:x2="13.994cm" svg:y2="1.609cm">
          <text:p/>
        </draw:line>
        <draw:line draw:style-name="gr1" draw:layer="layout" svg:x1="0.523cm" svg:y1="14.087cm" svg:x2="1.27cm" svg:y2="13.34cm">
          <text:p/>
        </draw:line>
        <draw:line draw:style-name="gr1" draw:layer="layout" svg:x1="1.468cm" svg:y1="13.141cm" svg:x2="1.568cm" svg:y2="13.041cm">
          <text:p/>
        </draw:line>
        <draw:line draw:style-name="gr1" draw:layer="layout" svg:x1="1.766cm" svg:y1="12.843cm" svg:x2="2.761cm" svg:y2="11.848cm">
          <text:p/>
        </draw:line>
        <draw:line draw:style-name="gr1" draw:layer="layout" svg:x1="2.959cm" svg:y1="11.65cm" svg:x2="3.059cm" svg:y2="11.55cm">
          <text:p/>
        </draw:line>
        <draw:line draw:style-name="gr1" draw:layer="layout" svg:x1="3.257cm" svg:y1="11.352cm" svg:x2="4.252cm" svg:y2="10.357cm">
          <text:p/>
        </draw:line>
        <draw:line draw:style-name="gr1" draw:layer="layout" svg:x1="4.45cm" svg:y1="10.159cm" svg:x2="4.55cm" svg:y2="10.059cm">
          <text:p/>
        </draw:line>
        <draw:line draw:style-name="gr1" draw:layer="layout" svg:x1="4.748cm" svg:y1="9.861cm" svg:x2="5.743cm" svg:y2="8.866cm">
          <text:p/>
        </draw:line>
        <draw:line draw:style-name="gr1" draw:layer="layout" svg:x1="5.941cm" svg:y1="8.668cm" svg:x2="6.041cm" svg:y2="8.568cm">
          <text:p/>
        </draw:line>
        <draw:line draw:style-name="gr1" draw:layer="layout" svg:x1="6.239cm" svg:y1="8.37cm" svg:x2="7.234cm" svg:y2="7.375cm">
          <text:p/>
        </draw:line>
        <draw:line draw:style-name="gr1" draw:layer="layout" svg:x1="7.432cm" svg:y1="7.176cm" svg:x2="7.532cm" svg:y2="7.076cm">
          <text:p/>
        </draw:line>
        <draw:line draw:style-name="gr1" draw:layer="layout" svg:x1="7.73cm" svg:y1="6.879cm" svg:x2="8.725cm" svg:y2="5.884cm">
          <text:p/>
        </draw:line>
        <draw:line draw:style-name="gr1" draw:layer="layout" svg:x1="8.924cm" svg:y1="5.685cm" svg:x2="9.024cm" svg:y2="5.585cm">
          <text:p/>
        </draw:line>
        <draw:line draw:style-name="gr1" draw:layer="layout" svg:x1="9.222cm" svg:y1="5.387cm" svg:x2="10.217cm" svg:y2="4.392cm">
          <text:p/>
        </draw:line>
        <draw:line draw:style-name="gr1" draw:layer="layout" svg:x1="10.415cm" svg:y1="4.194cm" svg:x2="10.515cm" svg:y2="4.094cm">
          <text:p/>
        </draw:line>
        <draw:line draw:style-name="gr1" draw:layer="layout" svg:x1="10.713cm" svg:y1="3.896cm" svg:x2="11.708cm" svg:y2="2.901cm">
          <text:p/>
        </draw:line>
        <draw:line draw:style-name="gr1" draw:layer="layout" svg:x1="11.906cm" svg:y1="2.703cm" svg:x2="12.006cm" svg:y2="2.603cm">
          <text:p/>
        </draw:line>
        <draw:line draw:style-name="gr1" draw:layer="layout" svg:x1="12.204cm" svg:y1="2.405cm" svg:x2="13.199cm" svg:y2="1.41cm">
          <text:p/>
        </draw:line>
        <draw:line draw:style-name="gr1" draw:layer="layout" svg:x1="13.397cm" svg:y1="1.212cm" svg:x2="13.497cm" svg:y2="1.112cm">
          <text:p/>
        </draw:line>
        <draw:line draw:style-name="gr1" draw:layer="layout" svg:x1="13.696cm" svg:y1="0.914cm" svg:x2="14.087cm" svg:y2="0.523cm">
          <text:p/>
        </draw:line>
        <draw:line draw:style-name="gr1" draw:layer="layout" svg:x1="0.026cm" svg:y1="13.59cm" svg:x2="0.773cm" svg:y2="12.843cm">
          <text:p/>
        </draw:line>
        <draw:line draw:style-name="gr1" draw:layer="layout" svg:x1="0.97cm" svg:y1="12.644cm" svg:x2="1.07cm" svg:y2="12.544cm">
          <text:p/>
        </draw:line>
        <draw:line draw:style-name="gr1" draw:layer="layout" svg:x1="1.269cm" svg:y1="12.346cm" svg:x2="2.264cm" svg:y2="11.351cm">
          <text:p/>
        </draw:line>
        <draw:line draw:style-name="gr1" draw:layer="layout" svg:x1="2.462cm" svg:y1="11.153cm" svg:x2="2.562cm" svg:y2="11.053cm">
          <text:p/>
        </draw:line>
        <draw:line draw:style-name="gr1" draw:layer="layout" svg:x1="2.76cm" svg:y1="10.855cm" svg:x2="3.755cm" svg:y2="9.86cm">
          <text:p/>
        </draw:line>
        <draw:line draw:style-name="gr1" draw:layer="layout" svg:x1="3.953cm" svg:y1="9.662cm" svg:x2="4.053cm" svg:y2="9.562cm">
          <text:p/>
        </draw:line>
        <draw:line draw:style-name="gr1" draw:layer="layout" svg:x1="4.251cm" svg:y1="9.364cm" svg:x2="5.246cm" svg:y2="8.369cm">
          <text:p/>
        </draw:line>
        <draw:line draw:style-name="gr1" draw:layer="layout" svg:x1="5.444cm" svg:y1="8.17cm" svg:x2="5.544cm" svg:y2="8.07cm">
          <text:p/>
        </draw:line>
        <draw:line draw:style-name="gr1" draw:layer="layout" svg:x1="5.742cm" svg:y1="7.873cm" svg:x2="6.737cm" svg:y2="6.878cm">
          <text:p/>
        </draw:line>
        <draw:line draw:style-name="gr1" draw:layer="layout" svg:x1="6.935cm" svg:y1="6.679cm" svg:x2="7.035cm" svg:y2="6.579cm">
          <text:p/>
        </draw:line>
        <draw:line draw:style-name="gr1" draw:layer="layout" svg:x1="7.233cm" svg:y1="6.382cm" svg:x2="8.228cm" svg:y2="5.387cm">
          <text:p/>
        </draw:line>
        <draw:line draw:style-name="gr1" draw:layer="layout" svg:x1="8.426cm" svg:y1="5.188cm" svg:x2="8.526cm" svg:y2="5.088cm">
          <text:p/>
        </draw:line>
        <draw:line draw:style-name="gr1" draw:layer="layout" svg:x1="8.725cm" svg:y1="4.89cm" svg:x2="9.72cm" svg:y2="3.895cm">
          <text:p/>
        </draw:line>
        <draw:line draw:style-name="gr1" draw:layer="layout" svg:x1="9.918cm" svg:y1="3.697cm" svg:x2="10.018cm" svg:y2="3.597cm">
          <text:p/>
        </draw:line>
        <draw:line draw:style-name="gr1" draw:layer="layout" svg:x1="10.216cm" svg:y1="3.399cm" svg:x2="11.211cm" svg:y2="2.404cm">
          <text:p/>
        </draw:line>
        <draw:line draw:style-name="gr1" draw:layer="layout" svg:x1="11.409cm" svg:y1="2.206cm" svg:x2="11.509cm" svg:y2="2.106cm">
          <text:p/>
        </draw:line>
        <draw:line draw:style-name="gr1" draw:layer="layout" svg:x1="11.707cm" svg:y1="1.908cm" svg:x2="12.702cm" svg:y2="0.913cm">
          <text:p/>
        </draw:line>
        <draw:line draw:style-name="gr1" draw:layer="layout" svg:x1="12.9cm" svg:y1="0.715cm" svg:x2="13cm" svg:y2="0.615cm">
          <text:p/>
        </draw:line>
        <draw:line draw:style-name="gr1" draw:layer="layout" svg:x1="13.198cm" svg:y1="0.417cm" svg:x2="13.589cm" svg:y2="0.026cm">
          <text:p/>
        </draw:line>
        <draw:line draw:style-name="gr1" draw:layer="layout" svg:x1="0.026cm" svg:y1="12.595cm" svg:x2="0.276cm" svg:y2="12.345cm">
          <text:p/>
        </draw:line>
        <draw:line draw:style-name="gr1" draw:layer="layout" svg:x1="0.473cm" svg:y1="12.147cm" svg:x2="0.573cm" svg:y2="12.047cm">
          <text:p/>
        </draw:line>
        <draw:line draw:style-name="gr1" draw:layer="layout" svg:x1="0.772cm" svg:y1="11.849cm" svg:x2="1.767cm" svg:y2="10.854cm">
          <text:p/>
        </draw:line>
        <draw:line draw:style-name="gr1" draw:layer="layout" svg:x1="1.965cm" svg:y1="10.656cm" svg:x2="2.065cm" svg:y2="10.556cm">
          <text:p/>
        </draw:line>
        <draw:line draw:style-name="gr1" draw:layer="layout" svg:x1="2.263cm" svg:y1="10.358cm" svg:x2="3.258cm" svg:y2="9.363cm">
          <text:p/>
        </draw:line>
        <draw:line draw:style-name="gr1" draw:layer="layout" svg:x1="3.456cm" svg:y1="9.165cm" svg:x2="3.556cm" svg:y2="9.065cm">
          <text:p/>
        </draw:line>
        <draw:line draw:style-name="gr1" draw:layer="layout" svg:x1="3.754cm" svg:y1="8.867cm" svg:x2="4.749cm" svg:y2="7.872cm">
          <text:p/>
        </draw:line>
        <draw:line draw:style-name="gr1" draw:layer="layout" svg:x1="4.947cm" svg:y1="7.673cm" svg:x2="5.047cm" svg:y2="7.573cm">
          <text:p/>
        </draw:line>
        <draw:line draw:style-name="gr1" draw:layer="layout" svg:x1="5.245cm" svg:y1="7.376cm" svg:x2="6.24cm" svg:y2="6.381cm">
          <text:p/>
        </draw:line>
        <draw:line draw:style-name="gr1" draw:layer="layout" svg:x1="6.438cm" svg:y1="6.182cm" svg:x2="6.538cm" svg:y2="6.082cm">
          <text:p/>
        </draw:line>
        <draw:line draw:style-name="gr1" draw:layer="layout" svg:x1="6.736cm" svg:y1="5.885cm" svg:x2="7.731cm" svg:y2="4.89cm">
          <text:p/>
        </draw:line>
        <draw:line draw:style-name="gr1" draw:layer="layout" svg:x1="7.929cm" svg:y1="4.691cm" svg:x2="8.029cm" svg:y2="4.591cm">
          <text:p/>
        </draw:line>
        <draw:line draw:style-name="gr1" draw:layer="layout" svg:x1="8.227cm" svg:y1="4.393cm" svg:x2="9.222cm" svg:y2="3.398cm">
          <text:p/>
        </draw:line>
        <draw:line draw:style-name="gr1" draw:layer="layout" svg:x1="9.421cm" svg:y1="3.2cm" svg:x2="9.521cm" svg:y2="3.1cm">
          <text:p/>
        </draw:line>
        <draw:line draw:style-name="gr1" draw:layer="layout" svg:x1="9.719cm" svg:y1="2.902cm" svg:x2="10.714cm" svg:y2="1.907cm">
          <text:p/>
        </draw:line>
        <draw:line draw:style-name="gr1" draw:layer="layout" svg:x1="10.912cm" svg:y1="1.709cm" svg:x2="11.012cm" svg:y2="1.609cm">
          <text:p/>
        </draw:line>
        <draw:line draw:style-name="gr1" draw:layer="layout" svg:x1="11.21cm" svg:y1="1.411cm" svg:x2="12.205cm" svg:y2="0.416cm">
          <text:p/>
        </draw:line>
        <draw:line draw:style-name="gr1" draw:layer="layout" svg:x1="12.403cm" svg:y1="0.217cm" svg:x2="12.503cm" svg:y2="0.117cm">
          <text:p/>
        </draw:line>
        <draw:line draw:style-name="gr1" draw:layer="layout" svg:x1="0.026cm" svg:y1="11.601cm" svg:x2="0.077cm" svg:y2="11.55cm">
          <text:p/>
        </draw:line>
        <draw:line draw:style-name="gr1" draw:layer="layout" svg:x1="0.274cm" svg:y1="11.352cm" svg:x2="1.269cm" svg:y2="10.357cm">
          <text:p/>
        </draw:line>
        <draw:line draw:style-name="gr1" draw:layer="layout" svg:x1="1.468cm" svg:y1="10.159cm" svg:x2="1.568cm" svg:y2="10.059cm">
          <text:p/>
        </draw:line>
        <draw:line draw:style-name="gr1" draw:layer="layout" svg:x1="1.766cm" svg:y1="9.861cm" svg:x2="2.761cm" svg:y2="8.866cm">
          <text:p/>
        </draw:line>
        <draw:line draw:style-name="gr1" draw:layer="layout" svg:x1="2.959cm" svg:y1="8.668cm" svg:x2="3.059cm" svg:y2="8.568cm">
          <text:p/>
        </draw:line>
        <draw:line draw:style-name="gr1" draw:layer="layout" svg:x1="3.257cm" svg:y1="8.37cm" svg:x2="4.252cm" svg:y2="7.375cm">
          <text:p/>
        </draw:line>
        <draw:line draw:style-name="gr1" draw:layer="layout" svg:x1="4.45cm" svg:y1="7.176cm" svg:x2="4.55cm" svg:y2="7.076cm">
          <text:p/>
        </draw:line>
        <draw:line draw:style-name="gr1" draw:layer="layout" svg:x1="4.748cm" svg:y1="6.879cm" svg:x2="5.743cm" svg:y2="5.884cm">
          <text:p/>
        </draw:line>
        <draw:line draw:style-name="gr1" draw:layer="layout" svg:x1="5.941cm" svg:y1="5.685cm" svg:x2="6.041cm" svg:y2="5.585cm">
          <text:p/>
        </draw:line>
        <draw:line draw:style-name="gr1" draw:layer="layout" svg:x1="6.239cm" svg:y1="5.387cm" svg:x2="7.234cm" svg:y2="4.392cm">
          <text:p/>
        </draw:line>
        <draw:line draw:style-name="gr1" draw:layer="layout" svg:x1="7.432cm" svg:y1="4.194cm" svg:x2="7.532cm" svg:y2="4.094cm">
          <text:p/>
        </draw:line>
        <draw:line draw:style-name="gr1" draw:layer="layout" svg:x1="7.73cm" svg:y1="3.896cm" svg:x2="8.725cm" svg:y2="2.901cm">
          <text:p/>
        </draw:line>
        <draw:line draw:style-name="gr1" draw:layer="layout" svg:x1="8.924cm" svg:y1="2.703cm" svg:x2="9.024cm" svg:y2="2.603cm">
          <text:p/>
        </draw:line>
        <draw:line draw:style-name="gr1" draw:layer="layout" svg:x1="9.222cm" svg:y1="2.405cm" svg:x2="10.217cm" svg:y2="1.41cm">
          <text:p/>
        </draw:line>
        <draw:line draw:style-name="gr1" draw:layer="layout" svg:x1="10.415cm" svg:y1="1.212cm" svg:x2="10.515cm" svg:y2="1.112cm">
          <text:p/>
        </draw:line>
        <draw:line draw:style-name="gr1" draw:layer="layout" svg:x1="10.713cm" svg:y1="0.914cm" svg:x2="11.601cm" svg:y2="0.026cm">
          <text:p/>
        </draw:line>
        <draw:line draw:style-name="gr1" draw:layer="layout" svg:x1="0.026cm" svg:y1="10.606cm" svg:x2="0.773cm" svg:y2="9.86cm">
          <text:p/>
        </draw:line>
        <draw:line draw:style-name="gr1" draw:layer="layout" svg:x1="0.97cm" svg:y1="9.662cm" svg:x2="1.07cm" svg:y2="9.562cm">
          <text:p/>
        </draw:line>
        <draw:line draw:style-name="gr1" draw:layer="layout" svg:x1="1.269cm" svg:y1="9.364cm" svg:x2="2.264cm" svg:y2="8.369cm">
          <text:p/>
        </draw:line>
        <draw:line draw:style-name="gr1" draw:layer="layout" svg:x1="2.462cm" svg:y1="8.17cm" svg:x2="2.562cm" svg:y2="8.07cm">
          <text:p/>
        </draw:line>
        <draw:line draw:style-name="gr1" draw:layer="layout" svg:x1="2.76cm" svg:y1="7.873cm" svg:x2="3.755cm" svg:y2="6.878cm">
          <text:p/>
        </draw:line>
        <draw:line draw:style-name="gr1" draw:layer="layout" svg:x1="3.953cm" svg:y1="6.679cm" svg:x2="4.053cm" svg:y2="6.579cm">
          <text:p/>
        </draw:line>
        <draw:line draw:style-name="gr1" draw:layer="layout" svg:x1="4.251cm" svg:y1="6.382cm" svg:x2="5.246cm" svg:y2="5.387cm">
          <text:p/>
        </draw:line>
        <draw:line draw:style-name="gr1" draw:layer="layout" svg:x1="5.444cm" svg:y1="5.188cm" svg:x2="5.544cm" svg:y2="5.088cm">
          <text:p/>
        </draw:line>
        <draw:line draw:style-name="gr1" draw:layer="layout" svg:x1="5.742cm" svg:y1="4.89cm" svg:x2="6.737cm" svg:y2="3.895cm">
          <text:p/>
        </draw:line>
        <draw:line draw:style-name="gr1" draw:layer="layout" svg:x1="6.935cm" svg:y1="3.697cm" svg:x2="7.035cm" svg:y2="3.597cm">
          <text:p/>
        </draw:line>
        <draw:line draw:style-name="gr1" draw:layer="layout" svg:x1="7.233cm" svg:y1="3.399cm" svg:x2="8.228cm" svg:y2="2.404cm">
          <text:p/>
        </draw:line>
        <draw:line draw:style-name="gr1" draw:layer="layout" svg:x1="8.426cm" svg:y1="2.206cm" svg:x2="8.526cm" svg:y2="2.106cm">
          <text:p/>
        </draw:line>
        <draw:line draw:style-name="gr1" draw:layer="layout" svg:x1="8.725cm" svg:y1="1.908cm" svg:x2="9.72cm" svg:y2="0.913cm">
          <text:p/>
        </draw:line>
        <draw:line draw:style-name="gr1" draw:layer="layout" svg:x1="9.918cm" svg:y1="0.715cm" svg:x2="10.018cm" svg:y2="0.615cm">
          <text:p/>
        </draw:line>
        <draw:line draw:style-name="gr1" draw:layer="layout" svg:x1="10.216cm" svg:y1="0.417cm" svg:x2="10.607cm" svg:y2="0.026cm">
          <text:p/>
        </draw:line>
        <draw:line draw:style-name="gr1" draw:layer="layout" svg:x1="0.026cm" svg:y1="9.612cm" svg:x2="0.276cm" svg:y2="9.363cm">
          <text:p/>
        </draw:line>
        <draw:line draw:style-name="gr1" draw:layer="layout" svg:x1="0.473cm" svg:y1="9.165cm" svg:x2="0.573cm" svg:y2="9.065cm">
          <text:p/>
        </draw:line>
        <draw:line draw:style-name="gr1" draw:layer="layout" svg:x1="0.772cm" svg:y1="8.867cm" svg:x2="1.767cm" svg:y2="7.872cm">
          <text:p/>
        </draw:line>
        <draw:line draw:style-name="gr1" draw:layer="layout" svg:x1="1.965cm" svg:y1="7.673cm" svg:x2="2.065cm" svg:y2="7.573cm">
          <text:p/>
        </draw:line>
        <draw:line draw:style-name="gr1" draw:layer="layout" svg:x1="2.263cm" svg:y1="7.376cm" svg:x2="3.258cm" svg:y2="6.381cm">
          <text:p/>
        </draw:line>
        <draw:line draw:style-name="gr1" draw:layer="layout" svg:x1="3.456cm" svg:y1="6.182cm" svg:x2="3.556cm" svg:y2="6.082cm">
          <text:p/>
        </draw:line>
        <draw:line draw:style-name="gr1" draw:layer="layout" svg:x1="3.754cm" svg:y1="5.885cm" svg:x2="4.749cm" svg:y2="4.89cm">
          <text:p/>
        </draw:line>
        <draw:line draw:style-name="gr1" draw:layer="layout" svg:x1="4.947cm" svg:y1="4.691cm" svg:x2="5.047cm" svg:y2="4.591cm">
          <text:p/>
        </draw:line>
        <draw:line draw:style-name="gr1" draw:layer="layout" svg:x1="5.245cm" svg:y1="4.393cm" svg:x2="6.24cm" svg:y2="3.398cm">
          <text:p/>
        </draw:line>
        <draw:line draw:style-name="gr1" draw:layer="layout" svg:x1="6.438cm" svg:y1="3.2cm" svg:x2="6.538cm" svg:y2="3.1cm">
          <text:p/>
        </draw:line>
        <draw:line draw:style-name="gr1" draw:layer="layout" svg:x1="6.736cm" svg:y1="2.902cm" svg:x2="7.731cm" svg:y2="1.907cm">
          <text:p/>
        </draw:line>
        <draw:line draw:style-name="gr1" draw:layer="layout" svg:x1="7.929cm" svg:y1="1.709cm" svg:x2="8.029cm" svg:y2="1.609cm">
          <text:p/>
        </draw:line>
        <draw:line draw:style-name="gr1" draw:layer="layout" svg:x1="8.227cm" svg:y1="1.411cm" svg:x2="9.222cm" svg:y2="0.416cm">
          <text:p/>
        </draw:line>
        <draw:line draw:style-name="gr1" draw:layer="layout" svg:x1="9.421cm" svg:y1="0.217cm" svg:x2="9.521cm" svg:y2="0.117cm">
          <text:p/>
        </draw:line>
        <draw:line draw:style-name="gr1" draw:layer="layout" svg:x1="0.026cm" svg:y1="8.619cm" svg:x2="0.077cm" svg:y2="8.568cm">
          <text:p/>
        </draw:line>
        <draw:line draw:style-name="gr1" draw:layer="layout" svg:x1="0.274cm" svg:y1="8.37cm" svg:x2="1.269cm" svg:y2="7.375cm">
          <text:p/>
        </draw:line>
        <draw:line draw:style-name="gr1" draw:layer="layout" svg:x1="1.468cm" svg:y1="7.176cm" svg:x2="1.568cm" svg:y2="7.076cm">
          <text:p/>
        </draw:line>
        <draw:line draw:style-name="gr1" draw:layer="layout" svg:x1="1.766cm" svg:y1="6.879cm" svg:x2="2.761cm" svg:y2="5.884cm">
          <text:p/>
        </draw:line>
        <draw:line draw:style-name="gr1" draw:layer="layout" svg:x1="2.959cm" svg:y1="5.685cm" svg:x2="3.059cm" svg:y2="5.585cm">
          <text:p/>
        </draw:line>
        <draw:line draw:style-name="gr1" draw:layer="layout" svg:x1="3.257cm" svg:y1="5.387cm" svg:x2="4.252cm" svg:y2="4.392cm">
          <text:p/>
        </draw:line>
        <draw:line draw:style-name="gr1" draw:layer="layout" svg:x1="4.45cm" svg:y1="4.194cm" svg:x2="4.55cm" svg:y2="4.094cm">
          <text:p/>
        </draw:line>
        <draw:line draw:style-name="gr1" draw:layer="layout" svg:x1="4.748cm" svg:y1="3.896cm" svg:x2="5.743cm" svg:y2="2.901cm">
          <text:p/>
        </draw:line>
        <draw:line draw:style-name="gr1" draw:layer="layout" svg:x1="5.941cm" svg:y1="2.703cm" svg:x2="6.041cm" svg:y2="2.603cm">
          <text:p/>
        </draw:line>
        <draw:line draw:style-name="gr1" draw:layer="layout" svg:x1="6.239cm" svg:y1="2.405cm" svg:x2="7.234cm" svg:y2="1.41cm">
          <text:p/>
        </draw:line>
        <draw:line draw:style-name="gr1" draw:layer="layout" svg:x1="7.432cm" svg:y1="1.212cm" svg:x2="7.532cm" svg:y2="1.112cm">
          <text:p/>
        </draw:line>
        <draw:line draw:style-name="gr1" draw:layer="layout" svg:x1="7.73cm" svg:y1="0.914cm" svg:x2="8.618cm" svg:y2="0.026cm">
          <text:p/>
        </draw:line>
        <draw:line draw:style-name="gr1" draw:layer="layout" svg:x1="0.026cm" svg:y1="7.624cm" svg:x2="0.773cm" svg:y2="6.878cm">
          <text:p/>
        </draw:line>
        <draw:line draw:style-name="gr1" draw:layer="layout" svg:x1="0.97cm" svg:y1="6.679cm" svg:x2="1.07cm" svg:y2="6.579cm">
          <text:p/>
        </draw:line>
        <draw:line draw:style-name="gr1" draw:layer="layout" svg:x1="1.269cm" svg:y1="6.382cm" svg:x2="2.264cm" svg:y2="5.387cm">
          <text:p/>
        </draw:line>
        <draw:line draw:style-name="gr1" draw:layer="layout" svg:x1="2.462cm" svg:y1="5.188cm" svg:x2="2.562cm" svg:y2="5.088cm">
          <text:p/>
        </draw:line>
        <draw:line draw:style-name="gr1" draw:layer="layout" svg:x1="2.76cm" svg:y1="4.89cm" svg:x2="3.755cm" svg:y2="3.895cm">
          <text:p/>
        </draw:line>
        <draw:line draw:style-name="gr1" draw:layer="layout" svg:x1="3.953cm" svg:y1="3.697cm" svg:x2="4.053cm" svg:y2="3.597cm">
          <text:p/>
        </draw:line>
        <draw:line draw:style-name="gr1" draw:layer="layout" svg:x1="4.251cm" svg:y1="3.399cm" svg:x2="5.246cm" svg:y2="2.404cm">
          <text:p/>
        </draw:line>
        <draw:line draw:style-name="gr1" draw:layer="layout" svg:x1="5.444cm" svg:y1="2.206cm" svg:x2="5.544cm" svg:y2="2.106cm">
          <text:p/>
        </draw:line>
        <draw:line draw:style-name="gr1" draw:layer="layout" svg:x1="5.742cm" svg:y1="1.908cm" svg:x2="6.737cm" svg:y2="0.913cm">
          <text:p/>
        </draw:line>
        <draw:line draw:style-name="gr1" draw:layer="layout" svg:x1="6.935cm" svg:y1="0.715cm" svg:x2="7.035cm" svg:y2="0.615cm">
          <text:p/>
        </draw:line>
        <draw:line draw:style-name="gr1" draw:layer="layout" svg:x1="7.233cm" svg:y1="0.417cm" svg:x2="7.624cm" svg:y2="0.026cm">
          <text:p/>
        </draw:line>
        <draw:line draw:style-name="gr1" draw:layer="layout" svg:x1="0.026cm" svg:y1="6.63cm" svg:x2="0.276cm" svg:y2="6.381cm">
          <text:p/>
        </draw:line>
        <draw:line draw:style-name="gr1" draw:layer="layout" svg:x1="0.473cm" svg:y1="6.182cm" svg:x2="0.573cm" svg:y2="6.082cm">
          <text:p/>
        </draw:line>
        <draw:line draw:style-name="gr1" draw:layer="layout" svg:x1="0.772cm" svg:y1="5.885cm" svg:x2="1.767cm" svg:y2="4.89cm">
          <text:p/>
        </draw:line>
        <draw:line draw:style-name="gr1" draw:layer="layout" svg:x1="1.965cm" svg:y1="4.691cm" svg:x2="2.065cm" svg:y2="4.591cm">
          <text:p/>
        </draw:line>
        <draw:line draw:style-name="gr1" draw:layer="layout" svg:x1="2.263cm" svg:y1="4.393cm" svg:x2="3.258cm" svg:y2="3.398cm">
          <text:p/>
        </draw:line>
        <draw:line draw:style-name="gr1" draw:layer="layout" svg:x1="3.456cm" svg:y1="3.2cm" svg:x2="3.556cm" svg:y2="3.1cm">
          <text:p/>
        </draw:line>
        <draw:line draw:style-name="gr1" draw:layer="layout" svg:x1="3.754cm" svg:y1="2.902cm" svg:x2="4.749cm" svg:y2="1.907cm">
          <text:p/>
        </draw:line>
        <draw:line draw:style-name="gr1" draw:layer="layout" svg:x1="4.947cm" svg:y1="1.709cm" svg:x2="5.047cm" svg:y2="1.609cm">
          <text:p/>
        </draw:line>
        <draw:line draw:style-name="gr1" draw:layer="layout" svg:x1="5.245cm" svg:y1="1.411cm" svg:x2="6.24cm" svg:y2="0.416cm">
          <text:p/>
        </draw:line>
        <draw:line draw:style-name="gr1" draw:layer="layout" svg:x1="6.438cm" svg:y1="0.217cm" svg:x2="6.538cm" svg:y2="0.117cm">
          <text:p/>
        </draw:line>
        <draw:line draw:style-name="gr1" draw:layer="layout" svg:x1="0.026cm" svg:y1="5.636cm" svg:x2="0.077cm" svg:y2="5.585cm">
          <text:p/>
        </draw:line>
        <draw:line draw:style-name="gr1" draw:layer="layout" svg:x1="0.274cm" svg:y1="5.387cm" svg:x2="1.269cm" svg:y2="4.392cm">
          <text:p/>
        </draw:line>
        <draw:line draw:style-name="gr1" draw:layer="layout" svg:x1="1.468cm" svg:y1="4.194cm" svg:x2="1.568cm" svg:y2="4.094cm">
          <text:p/>
        </draw:line>
        <draw:line draw:style-name="gr1" draw:layer="layout" svg:x1="1.766cm" svg:y1="3.896cm" svg:x2="2.761cm" svg:y2="2.901cm">
          <text:p/>
        </draw:line>
        <draw:line draw:style-name="gr1" draw:layer="layout" svg:x1="2.959cm" svg:y1="2.703cm" svg:x2="3.059cm" svg:y2="2.603cm">
          <text:p/>
        </draw:line>
        <draw:line draw:style-name="gr1" draw:layer="layout" svg:x1="3.257cm" svg:y1="2.405cm" svg:x2="4.252cm" svg:y2="1.41cm">
          <text:p/>
        </draw:line>
        <draw:line draw:style-name="gr1" draw:layer="layout" svg:x1="4.45cm" svg:y1="1.212cm" svg:x2="4.55cm" svg:y2="1.112cm">
          <text:p/>
        </draw:line>
        <draw:line draw:style-name="gr1" draw:layer="layout" svg:x1="4.748cm" svg:y1="0.914cm" svg:x2="5.636cm" svg:y2="0.026cm">
          <text:p/>
        </draw:line>
        <draw:line draw:style-name="gr1" draw:layer="layout" svg:x1="0.026cm" svg:y1="4.641cm" svg:x2="0.773cm" svg:y2="3.895cm">
          <text:p/>
        </draw:line>
        <draw:line draw:style-name="gr1" draw:layer="layout" svg:x1="0.97cm" svg:y1="3.697cm" svg:x2="1.07cm" svg:y2="3.597cm">
          <text:p/>
        </draw:line>
        <draw:line draw:style-name="gr1" draw:layer="layout" svg:x1="1.269cm" svg:y1="3.399cm" svg:x2="2.264cm" svg:y2="2.404cm">
          <text:p/>
        </draw:line>
        <draw:line draw:style-name="gr1" draw:layer="layout" svg:x1="2.462cm" svg:y1="2.206cm" svg:x2="2.562cm" svg:y2="2.106cm">
          <text:p/>
        </draw:line>
        <draw:line draw:style-name="gr1" draw:layer="layout" svg:x1="2.76cm" svg:y1="1.908cm" svg:x2="3.755cm" svg:y2="0.913cm">
          <text:p/>
        </draw:line>
        <draw:line draw:style-name="gr1" draw:layer="layout" svg:x1="3.953cm" svg:y1="0.715cm" svg:x2="4.053cm" svg:y2="0.615cm">
          <text:p/>
        </draw:line>
        <draw:line draw:style-name="gr1" draw:layer="layout" svg:x1="4.251cm" svg:y1="0.417cm" svg:x2="4.642cm" svg:y2="0.026cm">
          <text:p/>
        </draw:line>
        <draw:line draw:style-name="gr1" draw:layer="layout" svg:x1="0.026cm" svg:y1="3.647cm" svg:x2="0.276cm" svg:y2="3.398cm">
          <text:p/>
        </draw:line>
        <draw:line draw:style-name="gr1" draw:layer="layout" svg:x1="0.473cm" svg:y1="3.2cm" svg:x2="0.573cm" svg:y2="3.1cm">
          <text:p/>
        </draw:line>
        <draw:line draw:style-name="gr1" draw:layer="layout" svg:x1="0.772cm" svg:y1="2.902cm" svg:x2="1.767cm" svg:y2="1.907cm">
          <text:p/>
        </draw:line>
        <draw:line draw:style-name="gr1" draw:layer="layout" svg:x1="1.965cm" svg:y1="1.709cm" svg:x2="2.065cm" svg:y2="1.609cm">
          <text:p/>
        </draw:line>
        <draw:line draw:style-name="gr1" draw:layer="layout" svg:x1="2.263cm" svg:y1="1.411cm" svg:x2="3.258cm" svg:y2="0.416cm">
          <text:p/>
        </draw:line>
        <draw:line draw:style-name="gr1" draw:layer="layout" svg:x1="3.456cm" svg:y1="0.217cm" svg:x2="3.556cm" svg:y2="0.117cm">
          <text:p/>
        </draw:line>
        <draw:line draw:style-name="gr1" draw:layer="layout" svg:x1="0.026cm" svg:y1="2.654cm" svg:x2="0.077cm" svg:y2="2.603cm">
          <text:p/>
        </draw:line>
        <draw:line draw:style-name="gr1" draw:layer="layout" svg:x1="0.274cm" svg:y1="2.405cm" svg:x2="1.269cm" svg:y2="1.41cm">
          <text:p/>
        </draw:line>
        <draw:line draw:style-name="gr1" draw:layer="layout" svg:x1="1.468cm" svg:y1="1.212cm" svg:x2="1.568cm" svg:y2="1.112cm">
          <text:p/>
        </draw:line>
        <draw:line draw:style-name="gr1" draw:layer="layout" svg:x1="1.766cm" svg:y1="0.914cm" svg:x2="2.654cm" svg:y2="0.026cm">
          <text:p/>
        </draw:line>
        <draw:line draw:style-name="gr1" draw:layer="layout" svg:x1="0.026cm" svg:y1="1.66cm" svg:x2="0.773cm" svg:y2="0.913cm">
          <text:p/>
        </draw:line>
        <draw:line draw:style-name="gr1" draw:layer="layout" svg:x1="0.97cm" svg:y1="0.715cm" svg:x2="1.07cm" svg:y2="0.615cm">
          <text:p/>
        </draw:line>
        <draw:line draw:style-name="gr1" draw:layer="layout" svg:x1="1.269cm" svg:y1="0.417cm" svg:x2="1.66cm" svg:y2="0.026cm">
          <text:p/>
        </draw:line>
        <draw:line draw:style-name="gr1" draw:layer="layout" svg:x1="0.026cm" svg:y1="0.666cm" svg:x2="0.276cm" svg:y2="0.416cm">
          <text:p/>
        </draw:line>
        <draw:line draw:style-name="gr1" draw:layer="layout" svg:x1="0.473cm" svg:y1="0.217cm" svg:x2="0.573cm" svg:y2="0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9"/>
    <meta:generator>LibreOffice/4.3.3.2$Linux_x86 LibreOffice_project/430m0$Build-2</meta:generator>
  </office:meta>
</office:document-meta>
</file>